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f63" officeooo:paragraph-rsid="001b3f63"/>
    </style:style>
    <style:style style:name="P2" style:family="paragraph" style:parent-style-name="Standard">
      <style:text-properties officeooo:rsid="001b81d0" officeooo:paragraph-rsid="001b81d0"/>
    </style:style>
    <style:style style:name="P3" style:family="paragraph" style:parent-style-name="Standard">
      <style:text-properties officeooo:rsid="001c4c2e" officeooo:paragraph-rsid="001c4c2e"/>
    </style:style>
    <style:style style:name="T1" style:family="text">
      <style:text-properties officeooo:rsid="001b8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Benvolguts/udes companys/es,</text:p>
      <text:p text:style-name="P1"/>
      <text:p text:style-name="P1"/>
      <text:p text:style-name="P1">Seguint les línies concretades les útimes setmanes, i aplicant els canvis concretats en l’ajuntament de Maó hem de comunicar que ja s’han de duur a terme <text:span text:style-name="T1">les noves recaudacións de l’IBI.</text:span></text:p>
      <text:p text:style-name="P1"/>
      <text:p text:style-name="P1"/>
      <text:p text:style-name="P2">El termini d’aquest acte serà del 15 de març del 2025 fins dia 1 d’abril del 2025 a la caseta situada al constat de l’Ajuntament de Maó. </text:p>
      <text:p text:style-name="P2"/>
      <text:p text:style-name="P2">Així mateix, cal recordar que tot aquell que es negui a pagar , serà multat com a avís. Si la negació persisteix serà jutjat segons la seva situació actual.</text:p>
      <text:p text:style-name="P2"/>
      <text:p text:style-name="P2">Ben cordialment,</text:p>
      <text:p text:style-name="P2"/>
      <text:p text:style-name="P2">Jaume Cardona Andreu</text:p>
      <text:p text:style-name="P2"/>
      <text:p text:style-name="P2"/>
      <text:p text:style-name="P2"/>
      <text:p text:style-name="P2">Jaume Cardona Andreu</text:p>
      <text:p text:style-name="P3">Gestor de comunicació i assesor de recaudació d’impostos. </text:p>
      <text:p text:style-name="P3"/>
      <text:p text:style-name="P3">Maó 8 de Març del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01:13.083540826</meta:creation-date>
    <dc:date>2024-11-08T12:28:00.550211012</dc:date>
    <meta:editing-duration>PT5M21S</meta:editing-duration>
    <meta:editing-cycles>1</meta:editing-cycles>
    <meta:document-statistic meta:table-count="0" meta:image-count="0" meta:object-count="0" meta:page-count="1" meta:paragraph-count="9" meta:word-count="111" meta:character-count="643" meta:non-whitespace-character-count="539"/>
    <meta:generator>LibreOffice/24.2.6.2$Linux_X86_64 LibreOffice_project/420$Build-2</meta:generator>
  </office:meta>
</office:document-meta>
</file>